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10e3" officeooo:paragraph-rsid="001810e3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810e3" officeooo:paragraph-rsid="001810e3"/>
    </style:style>
    <style:style style:name="P3" style:family="paragraph" style:parent-style-name="Standard">
      <style:text-properties fo:font-weight="bold" officeooo:rsid="001810e3" officeooo:paragraph-rsid="001810e3" style:font-weight-asian="bold" style:font-weight-complex="bold"/>
    </style:style>
    <style:style style:name="P4" style:family="paragraph" style:parent-style-name="Standard">
      <style:paragraph-properties fo:margin-left="0.4925in" fo:text-indent="0in" style:auto-text-indent="false"/>
      <style:text-properties officeooo:rsid="001810e3" officeooo:paragraph-rsid="001810e3"/>
    </style:style>
    <style:style style:name="P5" style:family="paragraph" style:parent-style-name="Standard">
      <style:paragraph-properties fo:margin-left="0in" fo:text-indent="0in" style:auto-text-indent="false"/>
      <style:text-properties officeooo:paragraph-rsid="001810e3"/>
    </style:style>
    <style:style style:name="P6" style:family="paragraph" style:parent-style-name="Standard">
      <style:paragraph-properties fo:margin-left="0in" fo:text-indent="0in" style:auto-text-indent="false"/>
      <style:text-properties officeooo:rsid="00195f9c" officeooo:paragraph-rsid="00195f9c"/>
    </style:style>
    <style:style style:name="T1" style:family="text">
      <style:text-properties officeooo:rsid="00195f9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0e3" style:font-weight-asian="bold" style:font-weight-complex="bold"/>
    </style:style>
    <style:style style:name="T4" style:family="text">
      <style:text-properties officeooo:rsid="001810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Tipi <text:span text:style-name="T1">e utilizzo della memoria</text:span></text:p>
      <text:p text:style-name="P2"/>
      <text:p text:style-name="P2">Java è un linguaggio fortemente <text:span text:style-name="T2">tipizzato</text:span>, quindi ogni variabile deve avere un tipo ben definito. I tipi si dividono in due categorie principali: tipi primitivi e tipi di riferimento.<text:line-break/></text:p>
      <text:p text:style-name="P2">I <text:span text:style-name="T2">tipi primitivi</text:span> rappresentano valori semplici e vengono memorizzati direttamente nella stack memory.</text:p>
      <text:p text:style-name="P2">Tipo<text:tab/><text:tab/>Dimensione<text:tab/>Valori possibili<text:tab/><text:tab/><text:tab/>Esempio</text:p>
      <text:p text:style-name="P2">byte<text:tab/><text:tab/>8-bit<text:tab/><text:tab/>da -128 a 127<text:tab/><text:tab/><text:tab/><text:tab/>byte b = 100;</text:p>
      <text:p text:style-name="P2">short<text:tab/><text:tab/>16-bit<text:tab/><text:tab/>da -32,768 a 32,767<text:tab/><text:tab/><text:tab/>short s = 32000;</text:p>
      <text:p text:style-name="P2">int<text:tab/><text:tab/>32-bit<text:tab/><text:tab/>da -2^31 a 2^31-1<text:tab/><text:tab/><text:tab/>int i = 100000;</text:p>
      <text:p text:style-name="P2">long<text:tab/><text:tab/>64-bit<text:tab/><text:tab/>da -2^63 a 2^63-1<text:tab/><text:tab/><text:tab/>long l = 10000000000L;</text:p>
      <text:p text:style-name="P2">float<text:tab/><text:tab/>32-bit<text:tab/><text:tab/>virgola mobile<text:tab/>float <text:tab/><text:tab/><text:tab/>f = 3.14f;</text:p>
      <text:p text:style-name="P2">double<text:tab/><text:tab/>64-bit<text:tab/><text:tab/>virgola mobile ad alta precisione<text:tab/>double d = 3.1415926535;</text:p>
      <text:p text:style-name="P2">char<text:tab/><text:tab/>16-bit<text:tab/><text:tab/>caratteri Unicode<text:tab/><text:tab/><text:tab/>char c = 'A';</text:p>
      <text:p text:style-name="P2">boolean<text:tab/>1-bit<text:tab/><text:tab/>true o false<text:tab/><text:tab/><text:tab/><text:tab/>boolean flag = true;</text:p>
      <text:p text:style-name="P3">Quando vengono passati a un metodo, viene copiata la loro copia in memoria.</text:p>
      <text:p text:style-name="P3"/>
      <text:p text:style-name="P3"/>
      <text:p text:style-name="P2">I <text:span text:style-name="T2">tipi di riferimento</text:span> rappresentano oggetti più complessi e includono:</text:p>
      <text:p text:style-name="P2"><text:s text:c="4"/>- Classi (String, ArrayList, Scanner, ecc.).</text:p>
      <text:p text:style-name="P2"><text:s text:c="4"/>- Array (int[], String[], ecc.).</text:p>
      <text:p text:style-name="P2"><text:s text:c="4"/>- Interfacce (Runnable, Comparable, ecc.).</text:p>
      <text:p text:style-name="P2"><text:s text:c="4"/>- Enum.</text:p>
      <text:p text:style-name="P2">Un tipo di riferimento non memorizza il valore direttamente, ma punta a un oggetto nello heap.</text:p>
      <text:p text:style-name="P4">String s1 = new String("Hello");</text:p>
      <text:p text:style-name="P4">String s2 = s1;</text:p>
      <text:p text:style-name="P2">Qui, sia s1 che s2 contengono un riferimento all'oggetto "Hello" in memoria heap.</text:p>
      <text:p text:style-name="P2"/>
      <text:p text:style-name="P2"/>
      <text:p text:style-name="P2">Un <text:span text:style-name="Strong_20_Emphasis">riferimento</text:span> è una variabile che memorizza l'indirizzo di un oggetto in memoria. Non contiene direttamente il valore, ma un <text:span text:style-name="Strong_20_Emphasis">puntatore</text:span> all'oggetto.</text:p>
      <text:p text:style-name="P2"/>
      <text:p text:style-name="P2">Il metodo <text:span text:style-name="T2">equals()</text:span> viene usato per confrontare due oggetti in Java.</text:p>
      <text:p text:style-name="P2"><text:span text:style-name="T1">La d</text:span>ifferenza tra == e equals():</text:p>
      <text:p text:style-name="P2"><text:s text:c="4"/>== confronta i riferimenti (verifica se due variabili puntano allo stesso oggetto in memoria).</text:p>
      <text:p text:style-name="P2"><text:s text:c="4"/>equals() confronta il contenuto degli oggetti.</text:p>
      <text:p text:style-name="P2">Esempio:</text:p>
      <text:p text:style-name="P4">String s1 = new String("hello");</text:p>
      <text:p text:style-name="P4">String s2 = new String("hello");</text:p>
      <text:p text:style-name="P4">System.out.println(s1 == s2); <text:s text:c="7"/>// false (diversi riferimenti)</text:p>
      <text:p text:style-name="P4">System.out.println(s1.equals(s2)); <text:s text:c="2"/>// true <text:s/>(stesso contenuto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Il </text:span><text:span text:style-name="T3">this</text:span><text:span text:style-name="T4"> è una parola chiave che fa riferimento all'istanza corrente della classe. </text:span><text:span text:style-name="T1">Viene usata p</text:span>er distinguere tra variabili d'istanza e parametri del costruttore.</text:p>
      <text:p text:style-name="P6">Esempio:</text:p>
      <text:p text:style-name="P6"><text:tab/>class Persona {</text:p>
      <text:p text:style-name="P6"><text:tab/><text:tab/>String nome;</text:p>
      <text:p text:style-name="P6"/>
      <text:p text:style-name="P6"><text:tab/><text:tab/>Persona(String nome) {</text:p>
      <text:p text:style-name="P6"><text:tab/><text:tab/><text:tab/>this.nome = nome; // "this" si riferisce all'istanza attuale</text:p>
      <text:p text:style-name="P6"><text:tab/><text:tab/>}</text:p>
      <text:p text:style-name="P6"><text:tab/>} </text:p>
      <text:p text:style-name="P6"/>
      <text:p text:style-name="P6"/>
      <text:p text:style-name="P6">Un <text:span text:style-name="T2">oggetto parametrico</text:span> è un'istanza di una classe generica, dove il tipo è specificato tramite Generics. Permette di creare classi che funzionano con qualsiasi tipo.</text:p>
      <text:p text:style-name="P6">Esempio di classe generica:</text:p>
      <text:p text:style-name="P6">class Contenitore&lt;T&gt; {</text:p>
      <text:p text:style-name="P6"><text:s text:c="4"/>private T valore;</text:p>
      <text:p text:style-name="P6"/>
      <text:p text:style-name="P6"><text:s text:c="4"/>public Contenitore(T valore) {</text:p>
      <text:p text:style-name="P6"><text:s text:c="8"/>this.valore = valore;</text:p>
      <text:p text:style-name="P6"><text:s text:c="4"/>}</text:p>
      <text:p text:style-name="P6"/>
      <text:p text:style-name="P6"><text:s text:c="4"/>public T getValore() {</text:p>
      <text:p text:style-name="P6"><text:s text:c="8"/>return valore;</text:p>
      <text:p text:style-name="P6"><text:s text:c="4"/>}</text:p>
      <text:p text:style-name="P6">}</text:p>
      <text:p text:style-name="P6"/>
      <text:p text:style-name="P6">public class Main {</text:p>
      <text:p text:style-name="P6"><text:s text:c="4"/>public static void main(String[] args) {</text:p>
      <text:p text:style-name="P6"><text:s text:c="8"/>Contenitore&lt;Integer&gt; c = new Contenitore&lt;&gt;(42);</text:p>
      <text:p text:style-name="P6"><text:s text:c="8"/>System.out.println(c.getValore()); <text:s/>// Stampa: 42</text:p>
      <text:p text:style-name="P6"><text:s text:c="4"/>}</text:p>
      <text:p text:style-name="P6">}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09:33:12.248000000</meta:creation-date>
    <dc:date>2025-02-22T09:50:25.529000000</dc:date>
    <meta:editing-duration>PT7M1S</meta:editing-duration>
    <meta:editing-cycles>1</meta:editing-cycles>
    <meta:document-statistic meta:table-count="0" meta:image-count="0" meta:object-count="0" meta:page-count="2" meta:paragraph-count="57" meta:word-count="407" meta:character-count="2726" meta:non-whitespace-character-count="2232"/>
    <meta:generator>LibreOffice/24.8.4.2$Windows_X86_64 LibreOffice_project/bb3cfa12c7b1bf994ecc5649a80400d06cd71002</meta:generator>
  </office:meta>
</office:document-meta>
</file>